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0.0771in" fo:margin-left="0.0188in" fo:break-before="auto" fo:break-after="auto" table:align="left" style:shadow="none"/>
    </style:style>
    <style:style style:name="Tabela1.A" style:family="table-column">
      <style:table-column-properties style:column-width="0.5347in"/>
    </style:style>
    <style:style style:name="Tabela1.B" style:family="table-column">
      <style:table-column-properties style:column-width="0.9069in"/>
    </style:style>
    <style:style style:name="Tabela1.C" style:family="table-column">
      <style:table-column-properties style:column-width="1.6438in"/>
    </style:style>
    <style:style style:name="Tabela1.D" style:family="table-column">
      <style:table-column-properties style:column-width="1.1472in"/>
    </style:style>
    <style:style style:name="Tabela1.E" style:family="table-column">
      <style:table-column-properties style:column-width="0.7132in"/>
    </style:style>
    <style:style style:name="Tabela1.F" style:family="table-column">
      <style:table-column-properties style:column-width="0.6201in"/>
    </style:style>
    <style:style style:name="Tabela1.G" style:family="table-column">
      <style:table-column-properties style:column-width="0.5583in"/>
    </style:style>
    <style:style style:name="Tabela1.H" style:family="table-column">
      <style:table-column-properties style:column-width="0.7514in"/>
    </style:style>
    <style:style style:name="Tabela1.I" style:family="table-column">
      <style:table-column-properties style:column-width="0.8917in"/>
    </style:style>
    <style:style style:name="Tabela1.L" style:family="table-column">
      <style:table-column-properties style:column-width="0.8833in"/>
    </style:style>
    <style:style style:name="Tabela1.A1" style:family="table-cell">
      <style:table-cell-properties style:vertical-align="middle" fo:padding="0.0382in" fo:border-left="none" fo:border-right="none" fo:border-top="0.05pt solid #000000" fo:border-bottom="none"/>
    </style:style>
    <style:style style:name="Tabela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G2" style:family="table-cell">
      <style:table-cell-properties style:vertical-align="middle" fo:padding="0.0382in" fo:border="0.05pt solid #000000"/>
    </style:style>
    <style:style style:name="Tabela1.A3" style:family="table-cell">
      <style:table-cell-properties fo:padding="0.0382in" fo:border="none"/>
    </style:style>
    <style:style style:name="Tabela2" style:family="table">
      <style:table-properties style:width="10.1181in" table:align="margins"/>
    </style:style>
    <style:style style:name="Tabela2.A" style:family="table-column">
      <style:table-column-properties style:column-width="10.1181in" style:rel-column-width="65535*"/>
    </style:style>
    <style:style style:name="Tabela2.1" style:family="table-row">
      <style:table-row-properties style:min-row-height="1.0229in"/>
    </style:style>
    <style:style style:name="Tabela2.A1" style:family="table-cell">
      <style:table-cell-properties fo:padding="0.0382in" fo:border="0.05pt solid #000000"/>
    </style:style>
    <style:style style:name="P1" style:family="paragraph" style:parent-style-name="Table_20_Contents">
      <loext:graphic-properties draw:fill="none"/>
      <style:paragraph-properties fo:break-before="auto" fo:break-after="auto" fo:background-color="transparent" style:writing-mode="page"/>
      <style:text-properties officeooo:paragraph-rsid="00a0686f"/>
    </style:style>
    <style:style style:name="P2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0a0686f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text-properties officeooo:paragraph-rsid="00203a21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258933" officeooo:paragraph-rsid="002589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9142d5" officeooo:paragraph-rsid="009142d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0pt" fo:font-weight="bold" officeooo:rsid="006c80a5" officeooo:paragraph-rsid="006c80a5" style:font-size-asian="8.75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258933" officeooo:paragraph-rsid="00258933" style:font-size-asian="8.75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vertical-align="middle"/>
      <style:text-properties fo:font-size="10pt" officeooo:paragraph-rsid="00203a21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vertical-align="middle"/>
      <style:text-properties fo:font-size="10pt" officeooo:rsid="00645877" officeooo:paragraph-rsid="00645877" style:font-size-asian="10pt" style:font-size-complex="10pt"/>
    </style:style>
    <style:style style:name="P11" style:family="paragraph" style:parent-style-name="Table_20_Contents">
      <style:paragraph-properties fo:text-align="start" style:justify-single-word="false" style:vertical-align="middle"/>
      <style:text-properties fo:font-size="10pt" officeooo:paragraph-rsid="00203a21" style:font-size-asian="10pt" style:font-size-complex="10pt"/>
    </style:style>
    <style:style style:name="P12" style:family="paragraph" style:parent-style-name="Table_20_Contents">
      <style:paragraph-properties fo:text-align="center" style:justify-single-word="false" style:vertical-align="middle"/>
      <style:text-properties officeooo:paragraph-rsid="0027b8b0"/>
    </style:style>
    <style:style style:name="P13" style:family="paragraph" style:parent-style-name="Table_20_Contents">
      <style:paragraph-properties fo:text-align="center" style:justify-single-word="false" style:vertical-align="middle"/>
      <style:text-properties officeooo:paragraph-rsid="00203a21"/>
    </style:style>
    <style:style style:name="P14" style:family="paragraph" style:parent-style-name="Text_20_body">
      <style:paragraph-properties fo:text-align="center" style:justify-single-word="false" style:vertical-align="middle"/>
      <style:text-properties fo:font-size="10pt" officeooo:paragraph-rsid="007f6175" style:font-size-asian="10pt" style:font-size-complex="10pt"/>
    </style:style>
    <style:style style:name="P15" style:family="paragraph" style:parent-style-name="Text_20_body">
      <style:paragraph-properties fo:text-align="center" style:justify-single-word="false" style:vertical-align="middle"/>
      <style:text-properties fo:font-size="10pt" officeooo:paragraph-rsid="00606882" style:font-size-asian="10pt" style:font-size-complex="10pt"/>
    </style:style>
    <style:style style:name="P16" style:family="paragraph" style:parent-style-name="Text_20_body">
      <style:paragraph-properties fo:text-align="center" style:justify-single-word="false" style:vertical-align="middle"/>
      <style:text-properties style:text-line-through-style="none" style:text-line-through-type="none" fo:font-size="10pt" style:text-underline-style="none" officeooo:rsid="008ae116" officeooo:paragraph-rsid="007f9053" style:text-blinking="false" style:font-size-asian="10pt" style:font-size-complex="10pt"/>
    </style:style>
    <style:style style:name="P17" style:family="paragraph" style:parent-style-name="Standard">
      <style:text-properties officeooo:paragraph-rsid="009f6c2f"/>
    </style:style>
    <style:style style:name="P18" style:family="paragraph" style:parent-style-name="Table_20_Contents">
      <loext:graphic-properties draw:fill="none"/>
      <style:paragraph-properties fo:background-color="transparent" style:writing-mode="page"/>
      <style:text-properties officeooo:paragraph-rsid="00a0686f"/>
    </style:style>
    <style:style style:name="P19" style:family="paragraph" style:parent-style-name="Table_20_Contents">
      <style:paragraph-properties fo:margin-top="0.1583in" fo:margin-bottom="0.1583in" loext:contextual-spacing="false" fo:text-align="center" style:justify-single-word="false" style:vertical-align="middle"/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margin-left="0in" fo:margin-right="0in" fo:margin-top="0.0791in" fo:margin-bottom="0.0791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P21" style:family="paragraph" style:parent-style-name="Table_20_Contents">
      <style:paragraph-properties fo:margin-top="0.0791in" fo:margin-bottom="0.0791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P22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10f47" officeooo:paragraph-rsid="009f6c2f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21248" officeooo:paragraph-rsid="009f6c2f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a4702c" officeooo:paragraph-rsid="00a4702c" style:font-size-asian="10pt" style:font-weight-asian="bold" style:font-size-complex="10pt" style:font-weight-complex="bold"/>
    </style:style>
    <style:style style:name="T1" style:family="text">
      <style:text-properties style:font-name="FreeSerif" fo:font-size="10pt" officeooo:rsid="017a74ec" style:font-size-asian="10pt" style:font-size-complex="10pt"/>
    </style:style>
    <style:style style:name="T2" style:family="text">
      <style:text-properties style:font-name="FreeSerif" fo:font-size="10pt" officeooo:rsid="017920f8" style:font-size-asian="10pt" style:font-size-complex="10pt"/>
    </style:style>
    <style:style style:name="T3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T4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T5" style:family="text">
      <style:text-properties fo:font-size="10pt" officeooo:rsid="0078c031" style:font-size-asian="10pt" style:font-size-complex="10pt"/>
    </style:style>
    <style:style style:name="T6" style:family="text">
      <style:text-properties officeooo:rsid="009972d3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Empresa" text:name="py3o.objects.company_id.partner_id.name"/>
        <text:user-field-decl office:value-type="string" office:string-value="CNPJ" text:name="py3o.objects.company_id.partner_id.cnpj_cpf"/>
        <text:user-field-decl office:value-type="string" office:string-value="py3o.objects.company_id.street" text:name="py3o.objects.company_id.street"/>
        <text:user-field-decl office:value-type="string" office:string-value="py3o.objects.company_id.street2" text:name="py3o.objects.company_id.street2"/>
        <text:user-field-decl office:value-type="string" office:string-value="py3o.objects.company_id.zip" text:name="py3o.objects.company_id.zip"/>
        <text:user-field-decl office:value-type="string" office:string-value="py3o.objects.company_id.l10n_br_city_id.name" text:name="py3o.objects.company_id.l10n_br_city_id.name"/>
        <text:user-field-decl office:value-type="string" office:string-value="py3o.objects.company_id.state_id.code" text:name="py3o.objects.company_id.state_id.code"/>
        <text:user-field-decl office:value-type="string" office:string-value="Nome" text:name="py3o.contract.employee_id.name"/>
        <text:user-field-decl office:value-type="string" office:string-value="Matrícula" text:name="py3o.contract.matricula_contrato"/>
        <text:user-field-decl office:value-type="string" office:string-value="Lotação" text:name="py3o.contract.employee_id.company_id.cod_lotacao"/>
        <text:user-field-decl office:value-type="string" office:string-value="Cargo" text:name="py3o.contract.job_id.name"/>
        <text:user-field-decl office:value-type="string" office:string-value="CTPS - Número" text:name="py3o.contract.employee_id.ctps"/>
        <text:user-field-decl office:value-type="string" office:string-value="CTPS - Série" text:name="py3o.contract.employee_id.ctps_series"/>
        <text:user-field-decl office:value-type="string" office:string-value="attendance" text:name="py3o.attendance_id.name"/>
        <text:user-field-decl office:value-type="string" office:string-value="Entrada" text:name="py3o.entrada.turno_id.hr_entr"/>
        <text:user-field-decl office:value-type="string" office:string-value="Saída" text:name="py3o.saida.turno_id.hr_saida"/>
        <text:user-field-decl office:value-type="string" office:string-value="Início" text:name="py3o.interv.ini_interv"/>
        <text:user-field-decl office:value-type="string" office:string-value="Saída" text:name="py3o.interv.term_interv"/>
        <text:user-field-decl office:value-type="string" office:string-value="Empregador" text:name="py3o.empregador"/>
        <text:user-field-decl office:value-type="string" office:string-value="Endereço" text:name="py3o.endereco"/>
        <text:user-field-decl office:value-type="string" office:string-value="Data" text:name="py3o.data_hoje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idx" text:name="py3o.contrato.idx"/>
        <text:user-field-decl office:value-type="string" office:string-value="matricula_contrato" text:name="py3o.contrato.matricula_contrato"/>
        <text:user-field-decl office:value-type="string" office:string-value="nome_empregado" text:name="py3o.contrato.nome_empregado"/>
        <text:user-field-decl office:value-type="string" office:string-value="cargo" text:name="py3o.contrato.cargo"/>
        <text:user-field-decl office:value-type="string" office:string-value="lotacao" text:name="py3o.contrato.lotacao"/>
        <text:user-field-decl office:value-type="string" office:string-value="ctps_numero" text:name="py3o.contrato.ctps_numero"/>
        <text:user-field-decl office:value-type="string" office:string-value="ctps_serie" text:name="py3o.contrato.ctps_serie"/>
        <text:user-field-decl office:value-type="string" office:string-value="entrada" text:name="py3o.contrato.entrada"/>
        <text:user-field-decl office:value-type="string" office:string-value="intervalo" text:name="py3o.contrato.intervalo"/>
        <text:user-field-decl office:value-type="string" office:string-value="saida" text:name="py3o.contrato.saida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E" table:number-columns-repeated="2"/>
        <table:table-column table:style-name="Tabela1.L"/>
        <table:table-row>
          <table:table-cell table:style-name="Tabela1.A1" table:number-columns-spanned="12" office:value-type="string">
            <text:p text:style-name="P12"><text:a xlink:type="simple" xlink:href="py3o://for=%22contrato%20in%20contratos%22" text:style-name="Internet_20_link" text:visited-style-name="Visited_20_Internet_20_Link"><text:span text:style-name="T6">for="contrato in contrat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9"><text:user-field-get text:name="py3o.contrato.idx">idx</text:user-field-get></text:p>
          </table:table-cell>
          <table:table-cell table:style-name="Tabela1.A2" office:value-type="string">
            <text:p text:style-name="P9"><text:user-field-get text:name="py3o.contrato.matricula_contrato">matricula_contrato</text:user-field-get></text:p>
          </table:table-cell>
          <table:table-cell table:style-name="Tabela1.A2" office:value-type="string">
            <text:p text:style-name="P11"><text:user-field-get text:name="py3o.contrato.nome_empregado">nome_empregado</text:user-field-get></text:p>
          </table:table-cell>
          <table:table-cell table:style-name="Tabela1.A2" office:value-type="string">
            <text:p text:style-name="P11"><text:user-field-get text:name="py3o.contrato.cargo">cargo</text:user-field-get></text:p>
          </table:table-cell>
          <table:table-cell table:style-name="Tabela1.A2" office:value-type="string">
            <text:p text:style-name="P9"><text:user-field-get text:name="py3o.contrato.lotacao">lotacao</text:user-field-get></text:p>
          </table:table-cell>
          <table:table-cell table:style-name="Tabela1.A2" office:value-type="string">
            <text:p text:style-name="P9"><text:user-field-get text:name="py3o.contrato.ctps_numero">ctps_numero</text:user-field-get></text:p>
          </table:table-cell>
          <table:table-cell table:style-name="Tabela1.G2" office:value-type="string">
            <text:p text:style-name="P9"><text:user-field-get text:name="py3o.contrato.ctps_serie">ctps_serie</text:user-field-get></text:p>
          </table:table-cell>
          <table:table-cell table:style-name="Tabela1.A2" office:value-type="string">
            <text:p text:style-name="P15"><text:user-field-get text:name="py3o.contrato.entrada">entrada</text:user-field-get></text:p>
          </table:table-cell>
          <table:table-cell table:style-name="Tabela1.A2" office:value-type="string">
            <text:p text:style-name="P16"><text:user-field-get text:name="py3o.contrato.intervalo">intervalo</text:user-field-get></text:p>
          </table:table-cell>
          <table:table-cell table:style-name="Tabela1.A2" office:value-type="string">
            <text:p text:style-name="P14"><text:user-field-get text:name="py3o.contrato.saida">saida</text:user-field-get></text:p>
          </table:table-cell>
          <table:table-cell table:style-name="Tabela1.A2" office:value-type="string">
            <text:p text:style-name="P10">Sáb/Dom</text:p>
          </table:table-cell>
          <table:table-cell table:style-name="Tabela1.G2" office:value-type="string">
            <text:p text:style-name="P9"/>
          </table:table-cell>
        </table:table-row>
        <table:table-row>
          <table:table-cell table:style-name="Tabela1.A3" table:number-columns-spanned="12" office:value-type="string">
            <text:p text:style-name="P13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8">Observações:</text:p>
          </table:table-cell>
        </table:table-row>
      </table:table>
      <text:p text:style-name="P4"/>
      <text:p text:style-name="P7"><text:user-field-get text:name="py3o.objects.company_id.l10n_br_city_id.name">py3o.objects.company_id.l10n_br_city_id.name</text:user-field-get>/<text:user-field-get text:name="py3o.objects.company_id.state_id.code">py3o.objects.company_id.state_id.code</text:user-field-get>, <text:user-field-get text:name="py3o.data_hoje">Data</text:user-field-get></text:p>
      <text:p text:style-name="P7"/>
      <text:p text:style-name="P5"/>
      <text:p text:style-name="P5">___________________________________________________</text:p>
      <text:p text:style-name="P6"><text:soft-page-break/>Agência Brasileira Gestora de Fundos Garantidores e Garantias S.A. - <text:user-field-get text:name="py3o.objects.company_id.partner_id.name">Empresa</text:user-field-get></text:p>
      <text:p text:style-name="P6"><text:user-field-get text:name="py3o.objects.company_id.partner_id.cnpj_cpf">CNPJ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0771in" fo:margin-left="0.0188in" table:align="left"/>
    </style:style>
    <style:style style:name="Table2.A" style:family="table-column">
      <style:table-column-properties style:column-width="0.5347in"/>
    </style:style>
    <style:style style:name="Table2.B" style:family="table-column">
      <style:table-column-properties style:column-width="0.9069in"/>
    </style:style>
    <style:style style:name="Table2.C" style:family="table-column">
      <style:table-column-properties style:column-width="1.6438in"/>
    </style:style>
    <style:style style:name="Table2.D" style:family="table-column">
      <style:table-column-properties style:column-width="1.1472in"/>
    </style:style>
    <style:style style:name="Table2.E" style:family="table-column">
      <style:table-column-properties style:column-width="0.7132in"/>
    </style:style>
    <style:style style:name="Table2.F" style:family="table-column">
      <style:table-column-properties style:column-width="0.5889in"/>
    </style:style>
    <style:style style:name="Table2.G" style:family="table-column">
      <style:table-column-properties style:column-width="0.5896in"/>
    </style:style>
    <style:style style:name="Table2.H" style:family="table-column">
      <style:table-column-properties style:column-width="0.7514in"/>
    </style:style>
    <style:style style:name="Table2.I" style:family="table-column">
      <style:table-column-properties style:column-width="0.8917in"/>
    </style:style>
    <style:style style:name="Table2.L" style:family="table-column">
      <style:table-column-properties style:column-width="0.8833in"/>
    </style:style>
    <style:style style:name="Table2.1" style:family="table-row">
      <style:table-row-properties style:min-row-height="1.022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834in"/>
    </style:style>
    <style:style style:name="Table2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Table_20_Contents">
      <loext:graphic-properties draw:fill="none"/>
      <style:paragraph-properties fo:break-before="auto" fo:break-after="auto" fo:background-color="transparent" style:writing-mode="page"/>
      <style:text-properties officeooo:paragraph-rsid="00a0686f"/>
    </style:style>
    <style:style style:name="MP2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0a0686f" style:font-size-asian="10pt" style:font-size-complex="10pt"/>
    </style:style>
    <style:style style:name="MP3" style:family="paragraph" style:parent-style-name="Table_20_Contents">
      <loext:graphic-properties draw:fill="none"/>
      <style:paragraph-properties fo:background-color="transparent" style:writing-mode="page"/>
      <style:text-properties officeooo:paragraph-rsid="00a0686f"/>
    </style:style>
    <style:style style:name="MP4" style:family="paragraph" style:parent-style-name="Table_20_Contents">
      <style:paragraph-properties fo:margin-top="0.1583in" fo:margin-bottom="0.1583in" loext:contextual-spacing="false" fo:text-align="center" style:justify-single-word="false" style:vertical-align="middle"/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Table_20_Contents">
      <style:paragraph-properties fo:margin-left="0in" fo:margin-right="0in" fo:margin-top="0.0791in" fo:margin-bottom="0.0791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MP7" style:family="paragraph" style:parent-style-name="Table_20_Contents">
      <style:paragraph-properties fo:margin-top="0.0791in" fo:margin-bottom="0.0791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MP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10f47" officeooo:paragraph-rsid="009f6c2f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21248" officeooo:paragraph-rsid="009f6c2f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a4702c" officeooo:paragraph-rsid="00a4702c" style:font-size-asian="10pt" style:font-weight-asian="bold" style:font-size-complex="10pt" style:font-weight-complex="bold"/>
    </style:style>
    <style:style style:name="MP11" style:family="paragraph" style:parent-style-name="Standard">
      <style:text-properties officeooo:paragraph-rsid="009f6c2f"/>
    </style:style>
    <style:style style:name="MT1" style:family="text">
      <style:text-properties style:font-name="FreeSerif" fo:font-size="10pt" officeooo:rsid="017a74ec" style:font-size-asian="10pt" style:font-size-complex="10pt"/>
    </style:style>
    <style:style style:name="MT2" style:family="text">
      <style:text-properties style:font-name="FreeSerif" fo:font-size="10pt" officeooo:rsid="017920f8" style:font-size-asian="10pt" style:font-size-complex="10pt"/>
    </style:style>
    <style:style style:name="MT3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MT4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footer" text:name="py3o.footer"/>
        </text:user-field-decls>
        <text:p text:style-name="MP1"><text:a xlink:type="simple" xlink:href="py3o://if=%220%20==%201%22" text:style-name="Internet_20_link" text:visited-style-name="Visited_20_Internet_20_Link"><text:span text:style-name="MT1">if="0 == 1"</text:span></text:a></text:p>
        <text:p text:style-name="MP2">Este parágrafo não vai ser exibido, mas precisa existir para que o logo seja impresso corretamente</text:p>
        <text:p text:style-name="MP2"><text:user-field-get text:name="py3o.footer">footer</text:user-field-get></text:p>
        <text:p text:style-name="MP2"/>
        <text:p text:style-name="MP3"><text:a xlink:type="simple" xlink:href="py3o:///if" text:style-name="Internet_20_link" text:visited-style-name="Visited_20_Internet_20_Link"><text:span text:style-name="MT2">/if</text:span></text:a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column table:style-name="Table2.E" table:number-columns-repeated="2"/>
          <table:table-column table:style-name="Table2.L"/>
          <table:table-row table:style-name="Table2.1">
            <table:table-cell table:style-name="Table2.A1" table:number-columns-spanned="12" office:value-type="string">
              <text:p text:style-name="MP4"><draw:frame draw:style-name="Mfr1" draw:name="py3o.image(footer, 'png', isb64=True)" text:anchor-type="paragraph" svg:x="0.0299in" svg:y="0.0402in" svg:width="1.8028in" svg:height="0.8957in" draw:z-index="0"><draw:text-box><text:p text:style-name="MP5"/></draw:text-box></draw:frame>Quadro de Horári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table:number-columns-spanned="12" office:value-type="string">
              <text:p text:style-name="MP6">Empregador<text:span text:style-name="MT3"><text:tab/>: </text:span><text:span text:style-name="MT4">Agência Brasileira Gestora de Fundos Garantidores e Garantias S.A. - </text:span><text:span text:style-name="MT4"><text:user-field-get text:name="py3o.objects.company_id.partner_id.name">Empresa</text:user-field-get></text:span><text:span text:style-name="MT4"><text:s/>/ CNPJ nº </text:span><text:span text:style-name="MT4"><text:user-field-get text:name="py3o.objects.company_id.partner_id.cnpj_cpf">CNPJ</text:user-field-get></text:span></text:p>
              <text:p text:style-name="MP7">Endereço<text:span text:style-name="MT3"><text:tab/>: </text:span><text:span text:style-name="MT3"><text:user-field-get text:name="py3o.objects.company_id.street">py3o.objects.company_id.street</text:user-field-get></text:span><text:span text:style-name="MT3"><text:s/></text:span><text:span text:style-name="MT3"><text:user-field-get text:name="py3o.objects.company_id.street2">py3o.objects.company_id.street2</text:user-field-get></text:span><text:span text:style-name="MT3"><text:s/></text:span><text:span text:style-name="MT3"><text:user-field-get text:name="py3o.objects.company_id.zip">py3o.objects.company_id.zip</text:user-field-get></text:span><text:span text:style-name="MT3"><text:s/>- </text:span><text:span text:style-name="MT3"><text:user-field-get text:name="py3o.objects.company_id.l10n_br_city_id.name">py3o.objects.company_id.l10n_br_city_id.name</text:user-field-get></text:span><text:span text:style-name="MT3">/</text:span><text:span text:style-name="MT3"><text:user-field-get text:name="py3o.objects.company_id.state_id.code">py3o.objects.company_id.state_id.code</text:user-field-ge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rows-spanned="2" office:value-type="string">
              <text:p text:style-name="MP8">Ordem</text:p>
            </table:table-cell>
            <table:table-cell table:style-name="Table2.A3" table:number-rows-spanned="2" office:value-type="string">
              <text:p text:style-name="MP9">Matrícula</text:p>
            </table:table-cell>
            <table:table-cell table:style-name="Table2.A3" table:number-rows-spanned="2" office:value-type="string">
              <text:p text:style-name="MP9">Nome do Trabalhador</text:p>
            </table:table-cell>
            <table:table-cell table:style-name="Table2.A3" table:number-rows-spanned="2" office:value-type="string">
              <text:p text:style-name="MP9">Cargo</text:p>
            </table:table-cell>
            <table:table-cell table:style-name="Table2.A3" table:number-rows-spanned="2" office:value-type="string">
              <text:p text:style-name="MP9">Lotação</text:p>
            </table:table-cell>
            <table:table-cell table:style-name="Table2.A3" table:number-columns-spanned="2" office:value-type="string">
              <text:p text:style-name="MP9">CTPS</text:p>
            </table:table-cell>
            <table:covered-table-cell/>
            <table:table-cell table:style-name="Table2.A3" table:number-rows-spanned="2" office:value-type="string">
              <text:p text:style-name="MP9">Entrada</text:p>
            </table:table-cell>
            <table:table-cell table:style-name="Table2.A3" table:number-rows-spanned="2" office:value-type="string">
              <text:p text:style-name="MP9">Intervalo</text:p>
            </table:table-cell>
            <table:table-cell table:style-name="Table2.A3" table:number-rows-spanned="2" office:value-type="string">
              <text:p text:style-name="MP9">Saída</text:p>
            </table:table-cell>
            <table:table-cell table:style-name="Table2.A3" table:number-rows-spanned="2" office:value-type="string">
              <text:p text:style-name="MP9">Descanso Semanal</text:p>
            </table:table-cell>
            <table:table-cell table:style-name="Table2.L3" table:number-rows-spanned="2" office:value-type="string">
              <text:p text:style-name="MP9">Visto do Fiscal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Table2.A3" office:value-type="string">
              <text:p text:style-name="MP10">Número</text:p>
            </table:table-cell>
            <table:table-cell table:style-name="Table2.A3" office:value-type="string">
              <text:p text:style-name="MP10">Séri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0:52.372736143</meta:creation-date>
    <meta:generator>LibreOffice/6.0.7.3$Linux_X86_64 LibreOffice_project/00m0$Build-3</meta:generator>
    <dc:date>2019-07-18T00:31:40.185168311</dc:date>
    <meta:editing-duration>PT5H19M48S</meta:editing-duration>
    <meta:editing-cycles>130</meta:editing-cycles>
    <meta:document-statistic meta:table-count="3" meta:image-count="0" meta:object-count="0" meta:page-count="2" meta:paragraph-count="38" meta:word-count="97" meta:character-count="896" meta:non-whitespace-character-count="837"/>
  </office:meta>
</office:document-meta>
</file>